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10.58mm"/>
    </style:style>
    <style:style style:name="Table1.B" style:family="table-column">
      <style:table-column-properties style:column-width="77.36mm"/>
    </style:style>
    <style:style style:name="Table1.C" style:family="table-column">
      <style:table-column-properties style:column-width="43.97mm"/>
    </style:style>
    <style:style style:name="Table1.D" style:family="table-column">
      <style:table-column-properties style:column-width="44.03mm"/>
    </style:style>
    <style:style style:name="Table1.A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0.05pt solid #000000" fo:border-top="none" fo:border-bottom="0.05pt solid #000000"/>
    </style:style>
    <style:style style:name="Table2" style:family="table">
      <style:table-properties style:width="105.3mm" table:align="left" style:shadow="none"/>
    </style:style>
    <style:style style:name="Table2.A" style:family="table-column">
      <style:table-column-properties style:column-width="29.37mm"/>
    </style:style>
    <style:style style:name="Table2.B" style:family="table-column">
      <style:table-column-properties style:column-width="75.94mm"/>
    </style:style>
    <style:style style:name="Table2.1" style:family="table-row">
      <style:table-row-properties style:min-row-height="8.2mm"/>
    </style:style>
    <style:style style:name="Table2.A1" style:family="table-cell">
      <style:table-cell-properties fo:padding="0.97mm" fo:border="none"/>
    </style:style>
    <style:style style:name="Table2.B1" style:family="table-cell">
      <style:table-cell-properties fo:padding="0.97mm" fo:border-left="none" fo:border-right="none" fo:border-top="none" fo:border-bottom="0.05pt solid #000000"/>
    </style:style>
    <style:style style:name="Table2.2" style:family="table-row">
      <style:table-row-properties style:min-row-height="8.73mm"/>
    </style:style>
    <style:style style:name="P1" style:family="paragraph" style:parent-style-name="Standard">
      <style:text-properties style:font-name="Calibri" fo:font-size="11pt" style:font-size-asian="11pt" style:font-size-complex="11pt"/>
    </style:style>
    <style:style style:name="P2" style:family="paragraph" style:parent-style-name="Standard">
      <style:paragraph-properties fo:text-align="center" style:justify-single-word="false"/>
      <style:text-properties style:font-name="Calibri" fo:font-size="11pt" style:font-size-asian="11pt" style:font-size-complex="11pt"/>
    </style:style>
    <style:style style:name="P3" style:family="paragraph" style:parent-style-name="Standard" style:list-style-name="L1">
      <style:text-properties style:font-name="Calibri" fo:font-size="11pt" style:font-size-asian="11pt" style:font-size-complex="11pt"/>
    </style:style>
    <style:style style:name="P4" style:family="paragraph" style:parent-style-name="Standard">
      <style:paragraph-properties fo:text-align="center" style:justify-single-word="false"/>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Calibri" fo:font-size="18pt" fo:font-weight="bold" style:font-size-asian="18pt" style:font-weight-asian="bold" style:font-size-complex="18pt" style:font-weight-complex="bold"/>
    </style:style>
    <style:style style:name="P6" style:family="paragraph" style:parent-style-name="Standard" style:list-style-name="L1"/>
    <style:style style:name="P7" style:family="paragraph" style:parent-style-name="Table_20_Contents">
      <style:text-properties style:font-name="Calibri" fo:font-size="11pt" style:font-size-asian="11pt" style:font-size-complex="11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Calibri"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S Business Management Pte Ltd</text:p>
      <text:p text:style-name="P2">(UEN: 201317524H)</text:p>
      <text:p text:style-name="P2">(Incorporated in the Republic of Singapore)</text:p>
      <text:p text:style-name="P1"></text:p>
      <text:p text:style-name="P1">Date: </text:p>
      <text:p text:style-name="P1"></text:p>
      <text:p text:style-name="P1"><text:span text:style-name="T1">«Company»</text:span></text:p>
      <text:p text:style-name="P1">UEN#: «UEN»</text:p>
      <text:p text:style-name="P1">«CBlock», «CStreet_Name», #«CLevel»-«CUnit»</text:p>
      <text:p text:style-name="P1">Singapore «CPostal»</text:p>
      <text:p text:style-name="P1"></text:p>
      <text:p text:style-name="P1"><text:span text:style-name="T1">Dear Sirs,</text:span></text:p>
      <text:p text:style-name="P1"></text:p>
      <text:p text:style-name="P1"><text:span text:style-name="T2">PROFESSIONAL SERVICES</text:span></text:p>
      <text:p text:style-name="P1"></text:p>
      <text:p text:style-name="P1">We are pleased to provide the following services:-</text:p>
      <text:p text:style-name="P1">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
          </table:table-cell>
          <table:table-cell table:style-name="Table1.A1" office:value-type="string">
            <text:p text:style-name="P4">Services</text:p>
          </table:table-cell>
          <table:table-cell table:style-name="Table1.A1" office:value-type="string">
            <text:p text:style-name="P4">S$</text:p>
          </table:table-cell>
          <table:table-cell table:style-name="Table1.D1" office:value-type="string">
            <text:p text:style-name="P4">Payable</text:p>
          </table:table-cell>
        </table:table-row>
        <table:table-row>
          <table:table-cell table:style-name="Table1.A2" office:value-type="string">
            <text:p text:style-name="P2">(1)</text:p>
          </table:table-cell>
          <table:table-cell table:style-name="Table1.A2" office:value-type="string">
            <text:p text:style-name="P1">Company Strike-off services</text:p>
          </table:table-cell>
          <table:table-cell table:style-name="Table1.A2" office:value-type="string">
            <text:p text:style-name="P2">300.00 /annum</text:p>
          </table:table-cell>
          <table:table-cell table:style-name="Table1.D2" office:value-type="string">
            <text:p text:style-name="P2">Upon confirmation</text:p>
          </table:table-cell>
        </table:table-row>
      </table:table>
      <text:p text:style-name="P1"/>
      <text:p text:style-name="P1">(1) Company Strike-off services</text:p>
      <text:list xml:id="list1611158421" text:style-name="L1">
        <text:list-item>
          <text:p text:style-name="P3">Prepare the director’s resolution, EGM etc documents for the Company Strike- off purpose.</text:p>
        </text:list-item>
        <text:list-item>
          <text:p text:style-name="P6">Co-or<text:span text:style-name="T3">dinating the signatures of the documents</text:span></text:p>
        </text:list-item>
        <text:list-item>
          <text:p text:style-name="P3">Perform online submission to file the strike-off application with ACRA</text:p>
        </text:list-item>
        <text:list-item>
          <text:p text:style-name="P3">Our fees is already inclusive all the charges from ACRA</text:p>
        </text:list-item>
        <text:list-item>
          <text:p text:style-name="P6"><text:span text:style-name="T3">Corporat</text:span>e Tax Clarence.</text:p>
        </text:list-item>
      </text:list>
      <text:p text:style-name="P1"></text:p>
      <text:p text:style-name="P1">(2) Your Company will provide documents and records for us to perform the work.</text:p>
      <text:p text:style-name="P1"></text:p>
      <text:p text:style-name="P1">(3) Either party maintains the right to terminate the services by giving not less than one month’s notice. In the case of early termination, only the work done to date is payable.</text:p>
      <text:p text:style-name="P1"></text:p>
      <text:p text:style-name="P1">If you are agreeable to this offer of services, please signify by signing at below section, which shall be taken to signify your acceptance and full understanding of the terms and conditions.</text:p>
      <text:p text:style-name="P1"></text:p>
      <text:p text:style-name="P1">Yours faithfully</text:p>
      <text:p text:style-name="P1">BS Business Management Pte. Ltd.</text:p>
      <text:p text:style-name="P1"></text:p>
      <text:p text:style-name="P1"></text:p>
      <text:p text:style-name="P1">We confirm that we have read and understood the contents of this letter and agree that it accurately reflects our fair understanding of the services that we require you to provide.</text:p>
      <text:p text:style-name="P1"></text:p>
      <table:table table:name="Table2" table:style-name="Table2">
        <table:table-column table:style-name="Table2.A"/>
        <table:table-column table:style-name="Table2.B"/>
        <table:table-row table:style-name="Table2.1">
          <table:table-cell table:style-name="Table2.A1" office:value-type="string">
            <text:p text:style-name="P1">Signature:</text:p>
          </table:table-cell>
          <table:table-cell table:style-name="Table2.B1" office:value-type="string">
            <text:p text:style-name="P7"/>
          </table:table-cell>
        </table:table-row>
        <table:table-row table:style-name="Table2.2">
          <table:table-cell table:style-name="Table2.A1" office:value-type="string">
            <text:p text:style-name="P1">Name:</text:p>
          </table:table-cell>
          <table:table-cell table:style-name="Table2.B1" office:value-type="string">
            <text:p text:style-name="P1">«D1Name»</text:p>
          </table:table-cell>
        </table:table-row>
        <table:table-row table:style-name="Table2.1">
          <table:table-cell table:style-name="Table2.A1" office:value-type="string">
            <text:p text:style-name="P1">Date:</text:p>
          </table:table-cell>
          <table:table-cell table:style-name="Table2.B1" office:value-type="string">
            <text:p text:style-name="P7"/>
          </table:table-cell>
        </table:table-row>
      </table:table>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0T12:39:00</meta:creation-date>
    <dc:date>2015-12-10T12:45:24</dc:date>
    <dc:creator>phung11764 </dc:creator>
    <meta:editing-duration>P0D</meta:editing-duration>
    <meta:editing-cycles>1</meta:editing-cycles>
    <meta:document-statistic meta:table-count="2" meta:image-count="0" meta:object-count="0" meta:page-count="1" meta:paragraph-count="48" meta:word-count="215" meta:character-count="1401" meta:non-whitespace-character-count="1179"/>
    <meta:generator>LibreOffice/3.5$Linux_X86_64 LibreOffice_project/350m1$Build-2</meta:generator>
  </office:meta>
</office:document-meta>
</file>